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paragraph-rsid="000935ed"/>
    </style:style>
    <style:style style:name="P3" style:family="paragraph" style:parent-style-name="Preformatted_20_Text">
      <style:text-properties fo:language="hsb" fo:country="DE" officeooo:paragraph-rsid="000935ed"/>
    </style:style>
    <style:style style:name="P4" style:family="paragraph" style:parent-style-name="Preformatted_20_Text">
      <style:text-properties fo:language="hsb" fo:country="DE" officeooo:paragraph-rsid="000aabfa"/>
    </style:style>
    <style:style style:name="P5" style:family="paragraph" style:parent-style-name="Preformatted_20_Text">
      <style:text-properties fo:language="hsb" fo:country="DE" officeooo:paragraph-rsid="000b12a3"/>
    </style:style>
    <style:style style:name="P6" style:family="paragraph" style:parent-style-name="Preformatted_20_Text">
      <style:text-properties fo:language="hsb" fo:country="DE" officeooo:paragraph-rsid="000ca6d4"/>
    </style:style>
    <style:style style:name="P7" style:family="paragraph" style:parent-style-name="Preformatted_20_Text">
      <style:text-properties fo:language="hsb" fo:country="DE" officeooo:paragraph-rsid="000ec695"/>
    </style:style>
    <style:style style:name="P8" style:family="paragraph" style:parent-style-name="Preformatted_20_Text">
      <style:text-properties fo:language="hsb" fo:country="DE" officeooo:paragraph-rsid="0010e45b"/>
    </style:style>
    <style:style style:name="P9" style:family="paragraph" style:parent-style-name="Preformatted_20_Text">
      <style:text-properties fo:language="hsb" fo:country="DE" officeooo:paragraph-rsid="00129e8d"/>
    </style:style>
    <style:style style:name="P10" style:family="paragraph" style:parent-style-name="Preformatted_20_Text">
      <style:text-properties fo:language="hsb" fo:country="DE" officeooo:paragraph-rsid="00129ed2"/>
    </style:style>
    <style:style style:name="P11" style:family="paragraph" style:parent-style-name="Preformatted_20_Text">
      <style:text-properties fo:language="hsb" fo:country="DE" officeooo:paragraph-rsid="00154ef5"/>
    </style:style>
    <style:style style:name="P12" style:family="paragraph" style:parent-style-name="Preformatted_20_Text">
      <style:text-properties officeooo:paragraph-rsid="000aabfa"/>
    </style:style>
    <style:style style:name="P13" style:family="paragraph" style:parent-style-name="Preformatted_20_Text">
      <style:text-properties officeooo:paragraph-rsid="000b12a3"/>
    </style:style>
    <style:style style:name="P14" style:family="paragraph" style:parent-style-name="Preformatted_20_Text">
      <style:text-properties officeooo:paragraph-rsid="000ca6d4"/>
    </style:style>
    <style:style style:name="P15" style:family="paragraph" style:parent-style-name="Preformatted_20_Text">
      <style:text-properties officeooo:paragraph-rsid="000d2166"/>
    </style:style>
    <style:style style:name="P16" style:family="paragraph" style:parent-style-name="Preformatted_20_Text">
      <style:text-properties officeooo:paragraph-rsid="000ec695"/>
    </style:style>
    <style:style style:name="P17" style:family="paragraph" style:parent-style-name="Preformatted_20_Text">
      <style:text-properties officeooo:paragraph-rsid="000f4e1d"/>
    </style:style>
    <style:style style:name="P18" style:family="paragraph" style:parent-style-name="Preformatted_20_Text">
      <style:text-properties officeooo:paragraph-rsid="0010e45b"/>
    </style:style>
    <style:style style:name="P19" style:family="paragraph" style:parent-style-name="Preformatted_20_Text">
      <style:text-properties officeooo:paragraph-rsid="00129e8d"/>
    </style:style>
    <style:style style:name="P20" style:family="paragraph" style:parent-style-name="Preformatted_20_Text">
      <style:text-properties officeooo:paragraph-rsid="00129ed2"/>
    </style:style>
    <style:style style:name="P21" style:family="paragraph" style:parent-style-name="Preformatted_20_Text">
      <style:text-properties officeooo:paragraph-rsid="001387c4"/>
    </style:style>
    <style:style style:name="P22" style:family="paragraph" style:parent-style-name="Preformatted_20_Text">
      <style:text-properties officeooo:paragraph-rsid="00154ef5"/>
    </style:style>
    <style:style style:name="T1" style:family="text">
      <style:text-properties fo:language="hsb" fo:country="DE"/>
    </style:style>
    <style:style style:name="T2" style:family="text">
      <style:text-properties officeooo:rsid="000935ed"/>
    </style:style>
    <style:style style:name="T3" style:family="text">
      <style:text-properties officeooo:rsid="000aabfa"/>
    </style:style>
    <style:style style:name="T4" style:family="text">
      <style:text-properties officeooo:rsid="000b12a3"/>
    </style:style>
    <style:style style:name="T5" style:family="text">
      <style:text-properties officeooo:rsid="000ca6d4"/>
    </style:style>
    <style:style style:name="T6" style:family="text">
      <style:text-properties officeooo:rsid="000ec695"/>
    </style:style>
    <style:style style:name="T7" style:family="text">
      <style:text-properties officeooo:rsid="000f4e1d"/>
    </style:style>
    <style:style style:name="T8" style:family="text">
      <style:text-properties officeooo:rsid="0010e45b"/>
    </style:style>
    <style:style style:name="T9" style:family="text">
      <style:text-properties officeooo:rsid="00129e8d"/>
    </style:style>
    <style:style style:name="T10" style:family="text">
      <style:text-properties officeooo:rsid="00129ed2"/>
    </style:style>
    <style:style style:name="T11" style:family="text">
      <style:text-properties officeooo:rsid="001387c4"/>
    </style:style>
    <style:style style:name="T12" style:family="text">
      <style:text-properties officeooo:rsid="00154e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23.tif.large.jpg </text:p>
      <text:p text:style-name="Preformatted_20_Text">%----------------------------------------------------------- </text:p>
      <text:p text:style-name="P2"><text:s/></text:p>
      <text:p text:style-name="P2"/>
      <text:p text:style-name="P3">%----------------------------------- </text:p>
      <text:p text:style-name="P3"/>
      <text:p text:style-name="P2"><text:span text:style-name="T1">kapitl((</text:span>Prěni list swj. japoštoła Pětra.<text:span text:style-name="T2">))</text:span></text:p>
      <text:p text:style-name="P2"/>
      <text:p text:style-name="P2"><text:span text:style-name="T2">staw((</text:span>Prěni staw.<text:span text:style-name="T2">))</text:span></text:p>
      <text:p text:style-name="P2"/>
      <text:p text:style-name="P2"><text:span text:style-name="T2">detail((</text:span>Wo Božich duchownych dobrotach a kšezćijanow posłušnosći.<text:span text:style-name="T2">))</text:span></text:p>
      <text:p text:style-name="P2"/>
      <text:p text:style-name="P3">%----------------------------------- </text:p>
      <text:p text:style-name="P2"/>
      <text:p text:style-name="Preformatted_20_Text">1. Pětr, japoštoł Jezom Chrysta, tym wuzwolenym zuzomnikam tam a sem w Pontizkej, w Galatizkej, w Kappadozizkej, we Aziskej a w Bithynizkej, <text:span text:style-name="T2">ref((</text:span>Jan. 7, 35.<text:span text:style-name="T2">))</text:span></text:p>
      <text:p text:style-name="Preformatted_20_Text"/>
      <text:p text:style-name="P2">2. Po prjedywjedźenju Boha teho Wótca, přez woswjećenje teho Ducha, k posłušnosći a k wobkrjepjenju teje krwě Jezom Chrysta: Bóh daj wam wjele hnady a měra! <text:span text:style-name="T2">ref((</text:span>Rom. 8, 29.<text:span text:style-name="T2">))</text:span></text:p>
      <text:p text:style-name="P2"/>
      <text:p text:style-name="P3">%----------------------------------- </text:p>
      <text:p text:style-name="P3"/>
      <text:p text:style-name="P2"><text:span text:style-name="T2">detail((</text:span>Epistola na jutrowničku.<text:span text:style-name="T2">))</text:span> </text:p>
      <text:p text:style-name="Preformatted_20_Text"/>
      <text:p text:style-name="P3">%----------------------------------- </text:p>
      <text:p text:style-name="P3"/>
      <text:p text:style-name="P12">3. [Chwaleny budź Bóh a tón Wótc našeho Knjeza Jezom Chrysta, kiž nas po swojej wulkej smilnosći z nowa porodźił je na žiwu nadźiju přez to horjestaće Jezom Chrysta wot morwych, <text:span text:style-name="T2">ref((</text:span>2 Kor, 1, 3. Eph. 1, 3.<text:span text:style-name="T3">))</text:span></text:p>
      <text:p text:style-name="P12"/>
      <text:p text:style-name="P12">4. K njezachodnemu a k njezmazanemu a k njezwjadnemu herbstwu, kotrež wam schowane je w njebjesach, <text:span text:style-name="T2">ref((</text:span>St. 5, 4.<text:span text:style-name="T3">))</text:span></text:p>
      <text:p text:style-name="P12"><text:s/></text:p>
      <text:p text:style-name="Preformatted_20_Text">5. Kiž wy z Božeje mocy přez wěru wobarnowani budźeće k zbóžnosći, kotraž pšihotowana je, zo so zjewić budźe w poslenim času, </text:p>
      <text:p text:style-name="Preformatted_20_Text"/>
      <text:p text:style-name="P12">6. W kotrymž wy so wjeselić budźeće, kiž nětk mału chwilu (jeli zo trjeba je) so rudźiće we wšelkich spytowanjach, <text:span text:style-name="T2">ref((</text:span>2 Kor. 4, 1?2. Rom. 5, 3.<text:span text:style-name="T3">))</text:span></text:p>
      <text:p text:style-name="Preformatted_20_Text"/>
      <text:p text:style-name="P12">7. So by waša wěra, hdyž zpytana budźe, wjele krasniša so wopokazała, dyžli zachodne złoto, kotrež přez woheń zpytane budźe, k chwalbje, k česći a krasnosći, hdyž so Jezus Chrystus zjewić budźe, <text:span text:style-name="T2">ref((</text:span>Sir. 2, 5. Přisł. 17, 3.<text:span text:style-name="T3">))</text:span></text:p>
      <text:p text:style-name="P12"><text:s/></text:p>
      <text:p text:style-name="P12">8. Kotrehož njejsće widźili a wšak jeho lubujecżźe, a nětk do njeho wěriće, hač jeho runje njewidźiće, dha budźeće so wjeselić z njewurjeknjenym a krasnym wjeselom, <text:span text:style-name="T2">ref((</text:span>Jan. 20, 29.<text:span text:style-name="T3">))</text:span></text:p>
      <text:p text:style-name="Preformatted_20_Text"/>
      <text:p text:style-name="P12">9. A kónc wašeje wěry dostać, dušow zbóžnosć.) <text:span text:style-name="T2">ref((</text:span>Rom. 6, 22.<text:span text:style-name="T3">))</text:span></text:p>
      <text:p text:style-name="P12"><text:s/></text:p>
      <text:p text:style-name="P12">10. Sa kotrejž zbóžnosću su so pytali a slědżili profetojo , kiž wot teje hnady su wěšćili, kotraž so wam dostać je dyrbjała, <text:span text:style-name="T2">ref((</text:span>Dan. 9, 24. Luk. 10, 24.<text:span text:style-name="T3">))</text:span></text:p>
      <text:p text:style-name="P12"/>
      <text:p text:style-name="Preformatted_20_Text">11. A su so wobhonili, na kotry a na kajki čas by wułožił tón Duch Chrystusowy, kiž w nich běše a kiž prjedy je wobswědčił te ćerpjenja, kotrež na Chrystusa přińć mějachu, a te krasnosće po tych samych; 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12. Kotrymž tež je zjewjene, dokelž woni nic jeno sebi samym, ale tež nam z tym su prědowali, štož wam nětk je připowědane přez tych, kiž wam to ewangelion su připowědali přez swjateho Ducha, z njebjes dele pósłaneho, kotrež tež ći jandźeljo požadaju wohladać. </text:p>
      <text:p text:style-name="Preformatted_20_Text"/>
      <text:p text:style-name="P12">13. Teho dla dha wopasajće te ledźby wašeje mysle, budźće strózbi, ztajće swoju nadźiju cyle na tu hnadu, kotraž wam pšinjesena je přez zjewjenje Jezom Chrysta; <text:span text:style-name="T2">ref((</text:span>Lutk. 12, 35.<text:span text:style-name="T3">))</text:span></text:p>
      <text:p text:style-name="P12"/>
      <text:p text:style-name="Preformatted_20_Text">14. Jako dźěći teje posłušnozće nječińće tak, jako prjedy z njewědźomnosću po žadosćach činili sće; </text:p>
      <text:p text:style-name="Preformatted_20_Text"/>
      <text:p text:style-name="Preformatted_20_Text">15. Ale jako tón, kiž was je powołał a je swjaty, budźće tež wy swjeći we wšěm wašim wobeńdźenju. </text:p>
      <text:p text:style-name="Preformatted_20_Text"/>
      <text:p text:style-name="P12">16. Přetož pisane steji: Budźće swjeći, přetož ja sym swjaty. <text:span text:style-name="T2">ref((</text:span>3 Mójz. 11, 44. St. 19, 2. St. 20, 7.<text:span text:style-name="T3">))</text:span></text:p>
      <text:p text:style-name="P12"><text:s/></text:p>
      <text:p text:style-name="P12">17. A dokelž wy so k temu jako k Wótcu wołaće, kiž bjez pohladanja na paršonu sudźi, po kóždeho (jeho) skutku; dha wjedźće waše žiwjenje, tak dołho hač tudy pšebywaće, w bojosći; <text:span text:style-name="T2">ref((</text:span>Jap. zk. 10, 34.<text:span text:style-name="T3">))</text:span></text:p>
      <text:p text:style-name="P12"/>
      <text:p text:style-name="P4">%----------------------------------- </text:p>
      <text:p text:style-name="P4"/>
      <text:p text:style-name="P12"><text:span text:style-name="T3">detail((</text:span>Epistola na ćichi pjatk.<text:span text:style-name="T3">))</text:span> </text:p>
      <text:p text:style-name="Preformatted_20_Text"/>
      <text:p text:style-name="P4">%----------------------------------- </text:p>
      <text:p text:style-name="P4"/>
      <text:p text:style-name="P13">18. A wěsće, zo wy njejsće ze zachodnym slěborom abo złotom wukupjeni z wašeho kničomneho wobeńdźenja, kotrež wot wótcow běšće nawukli; <text:span text:style-name="T2">ref((</text:span>1 Kor. 6, 20. St. 7, 23.<text:span text:style-name="T4">))</text:span></text:p>
      <text:p text:style-name="P13"/>
      <text:p text:style-name="Preformatted_20_Text"/>
      <text:p text:style-name="Preformatted_20_Text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4.tif.large.jpg </text:p>
      <text:p text:style-name="Preformatted_20_Text">%----------------------------------------------------------- </text:p>
      <text:p text:style-name="Preformatted_20_Text"/>
      <text:p text:style-name="P13">19. Ale z tej drohej krwju Chrysta, jako teho njewinojteho a njezmazaneho jehnjeća; <text:span text:style-name="T2">ref((</text:span>1 Kor. 6, 20. St. 7, 23. Hebr. 9, 14. Zjew. 1, 5.<text:span text:style-name="T4">))</text:span></text:p>
      <text:p text:style-name="Preformatted_20_Text"/>
      <text:p text:style-name="P13">20. Kiž prjedy wuznaty je, dyžli swět bu załoženy, zjewjeny pak je w tym nětčišim poslenim času waše dla, <text:span text:style-name="T2">ref((</text:span>Rom. 16, 25. Eph. 1, 9.<text:span text:style-name="T4">))</text:span></text:p>
      <text:p text:style-name="Preformatted_20_Text"/>
      <text:p text:style-name="P13">21. Kotřiž wy přez njeho wěriće do Boha, kiž jeho je zbudźił wot morwych a jemu krasnosć dał, zo byšće wašu wěru a nadźiju k Bohu měli. </text:p>
      <text:p text:style-name="P13"/>
      <text:p text:style-name="P5">%----------------------------------- </text:p>
      <text:p text:style-name="P5"/>
      <text:p text:style-name="P13"><text:span text:style-name="T4">detail((</text:span>Tekst na 16. njedźelu po swj. Trojicy. IV.<text:span text:style-name="T4">))</text:span></text:p>
      <text:p text:style-name="Preformatted_20_Text"/>
      <text:p text:style-name="P5">%----------------------------------- </text:p>
      <text:p text:style-name="P5"/>
      <text:p text:style-name="P13">22. [Dha čińće swoje duše pósćiwe w posłušnosći teje prawdy přez teho Ducha k prawej bratrowzkej lubosći; a mějće so bjez sobu z čistej wutrobu jara wulcy lubo, </text:p>
      <text:p text:style-name="P13"/>
      <text:p text:style-name="Preformatted_20_Text">23. Jako kiž wy so z nowa sće narodźili, nic ze zachodneho, ale z njezachodneho symjenja, přez to žiwe Bože słowo, kotrež wěčnje wostanje. </text:p>
      <text:p text:style-name="Preformatted_20_Text"/>
      <text:p text:style-name="P13">24. Přetož wšitko ćěło je jako trawa a wšitka člowječna krasnosć jako trawna kwětka. Ta trawa zwjadnje a kwětka wotpanje; <text:span text:style-name="T2">ref((</text:span>Jez. 40, 6. 7. Jak. 1, 10. 11. Pz. 103, 12.<text:span text:style-name="T4">))</text:span></text:p>
      <text:p text:style-name="Preformatted_20_Text"/>
      <text:p text:style-name="P13">25. Ale teho Knjeza słowo wostanje do wěčnosće. To je pak to słowo, kotrež bjez wami jako wjesele poselstwo je připowědane.) <text:span text:style-name="T2">ref((</text:span>Jez. 40, 8.<text:span text:style-name="T4">))</text:span></text:p>
      <text:p text:style-name="P13"/>
      <text:p text:style-name="P5">%----------------------------------- </text:p>
      <text:p text:style-name="P5"/>
      <text:p text:style-name="P13"><text:span text:style-name="T4">staw((</text:span>2. Staw.<text:span text:style-name="T4">))</text:span></text:p>
      <text:p text:style-name="P13"/>
      <text:p text:style-name="P13"><text:span text:style-name="T4">detail((</text:span>Wo zastojństwje z nowa narodźenych, teho runja poddanow a wotročkow.<text:span text:style-name="T4">))</text:span></text:p>
      <text:p text:style-name="Preformatted_20_Text"/>
      <text:p text:style-name="P5">%----------------------------------- </text:p>
      <text:p text:style-name="P5"/>
      <text:p text:style-name="P13">1. Teho dla wotpołožće wšitku złósć a wšitke jebanje a njeprawe wudawanje a zawisć a wšo złe rěčenje; <text:span text:style-name="T2">ref((</text:span>Rom. 6, 6. Eph. 4, 22: Kol. 3, 8. Hebr: 12, 1.<text:span text:style-name="T4">))</text:span></text:p>
      <text:p text:style-name="P13"/>
      <text:p text:style-name="P13">2. A požadajće to rozomne čiste mloko słowa Božeho jako nětk narodźene dźěćatka, zo byšće wy wot njeho přiběrali; <text:span text:style-name="T2">ref((</text:span>Hebr. 5, 13. Mat. 18, 3.<text:span text:style-name="T4">))</text:span> </text:p>
      <text:p text:style-name="Preformatted_20_Text"/>
      <text:p text:style-name="P13">3. Jeli zo sće wopytali, zo tón Knjez je dobroćiwy, <text:span text:style-name="T2">ref((</text:span>Pz. 34, 9.<text:span text:style-name="T4">))</text:span> </text:p>
      <text:p text:style-name="Preformatted_20_Text"/>
      <text:p text:style-name="P13">4. K kotremuž sće přišli jako k žiwemu kamjenju, kiž wot čłowjekow zaćisnjeny, ale pola Boha je wuzwoleny a drohi. <text:span text:style-name="T2">ref((</text:span>Pz. 118, 22.<text:span text:style-name="T4">))</text:span></text:p>
      <text:p text:style-name="P13"/>
      <text:p text:style-name="P5">%----------------------------------- </text:p>
      <text:p text:style-name="P5"/>
      <text:p text:style-name="P13"><text:span text:style-name="T4">detail((</text:span>Epistola na 7. njedźelu po swj. Trojicy.<text:span text:style-name="T4">))</text:span></text:p>
      <text:p text:style-name="Preformatted_20_Text"/>
      <text:p text:style-name="P5">%----------------------------------- </text:p>
      <text:p text:style-name="P5"/>
      <text:p text:style-name="P14">5. [A tež wy, jako žiwe kamjenje, natwarće so, zo byšće duchomna chěža byli a swjate měšnistwo k woprowanju duchowne wopory, kotrež so bychu Bohu zpodobałe přez Jezom Chrysta. <text:span text:style-name="T2">ref((</text:span>Rom. 12, 1.<text:span text:style-name="T5">))</text:span></text:p>
      <text:p text:style-name="P14"><text:soft-page-break/></text:p>
      <text:p text:style-name="P14">6. Teho dla ma so tež w pismje: Hlaj, ja kładu w Zžionje wuzwoleny drohi róžkny kamjeń; a štóž do njeho wěri, njebudźe k hanibje přińć. <text:span text:style-name="T2">ref((</text:span>Jez. 28, 16. Rom. 9, 33.<text:span text:style-name="T5">))</text:span></text:p>
      <text:p text:style-name="P14"/>
      <text:p text:style-name="P14">7. Wam teho dla, kiž wěriće, je wón krasny; tym njewěrnym pak je wón kamjeń, kotryž ći ćěslojo su zaćisli, a so róžkny kamjeń je sčinił, <text:span text:style-name="T2">ref((</text:span>Pz. 118, 22. Mat. 21, 42.<text:span text:style-name="T5">))</text:span></text:p>
      <text:p text:style-name="P14"/>
      <text:p text:style-name="P14">8. Tón kamjeń nastorka a zkała pohóršenja tym, kotřiž so wo słowo ztorča, dokelž woni temu njewěrja, na kotrež wšak załoženi su. <text:span text:style-name="T2">ref((</text:span>Jez. 8, 14. Luk. 2, 34.<text:span text:style-name="T5">))</text:span></text:p>
      <text:p text:style-name="Preformatted_20_Text"/>
      <text:p text:style-name="P14">9. Wy pak sće tón wuzwoleny narod, to kralowzke měšnistwo, swjaty narod, lud dobyća, zo byšće wy připowědali počinki teho, kotryž was je powołał z teje ćmy na swoje dźiwne swětło, <text:span text:style-name="T2">ref((</text:span>Jez. 43, 20. 2 Mójz. 19, 6.<text:span text:style-name="T5">))</text:span></text:p>
      <text:p text:style-name="P14"/>
      <text:p text:style-name="P14">10. Kiž wy něhdy lud njeběšće, nětk pak sće Boži lud, a kiž wy před časom w hnadźe njeběšće, nětk pak sće w hnadźe.) <text:span text:style-name="T2">ref((</text:span>Hoz. 2, 23. Rom. 9, 25.<text:span text:style-name="T5">))</text:span></text:p>
      <text:p text:style-name="P14"/>
      <text:p text:style-name="P6">%----------------------------------- </text:p>
      <text:p text:style-name="P6"/>
      <text:p text:style-name="P14">Epistola na njedźelu Jubilate. </text:p>
      <text:p text:style-name="Preformatted_20_Text"/>
      <text:p text:style-name="P6">%----------------------------------- </text:p>
      <text:p text:style-name="P6"/>
      <text:p text:style-name="P15">11. [Lubi bratřa, ja napominam was, jako podróžnikow a zuznikow, zdalujće so ćělnych lóštow, kiž napřećiwo duši wojuja, žz. 39, 14. Rom. 13, 13. </text:p>
      <text:p text:style-name="P15"/>
      <text:p text:style-name="P15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5.tif.large.jpg </text:p>
      <text:p text:style-name="Preformatted_20_Text">%----------------------------------------------------------- </text:p>
      <text:p text:style-name="Preformatted_20_Text"/>
      <text:p text:style-name="P16">12. A zadźeržće so pěknje bjez pohanami, tak zo bychu ći, kiž wot was złe ryča, jako złóstnikow, hdyž was z dobrych skutkow póznaja, Boha w tym chwalili na tón dźeń teho domapytanja. <text:span text:style-name="T2">ref((</text:span>Mat. 5, 16.<text:span text:style-name="T6">))</text:span></text:p>
      <text:p text:style-name="P16"/>
      <text:p text:style-name="P16">13. Teho dla budźće poddani wšemu člorózkemu wustajenju, teho Knjeza dla; njech je kralej, jako temu najwyššemu, <text:span text:style-name="T2">ref((</text:span>Rom. 13, 1—5. Tit. 3, 1.<text:span text:style-name="T6">))</text:span></text:p>
      <text:p text:style-name="P16"/>
      <text:p text:style-name="Preformatted_20_Text">14. Abo zaztojnikam, jako tym, kiž wot njeho pósłani budźa k wjećenju na tych, kotřiž złe činja, k chwalbje pak tym, kotřiž dobre činja. </text:p>
      <text:p text:style-name="Preformatted_20_Text"/>
      <text:p text:style-name="P16">15. Přetož to je Boža wola, zo byšće z derječinjenjom zatykali huby tym njemudrym a njewědomnym ludźom, <text:span text:style-name="T2">ref((</text:span>St. 3, 9.<text:span text:style-name="T6">))</text:span></text:p>
      <text:p text:style-name="P16"><text:s/></text:p>
      <text:p text:style-name="P16">16. Jako ći frejni, a nic zo byšće frejotu na pšikrywanje złósće měli, ale jako ći wotročcy Boži. <text:span text:style-name="T2">ref((</text:span>1 Kor. 7, 23.<text:span text:style-name="T6">))</text:span></text:p>
      <text:p text:style-name="P16"/>
      <text:p text:style-name="P16">17. Wopokažće česć kóždemu. Lubujće bratrow. Bójće so Boha. Česćće krala.) <text:span text:style-name="T2">ref((</text:span>Rom. 12, 10. Přisł. 24, 21.<text:span text:style-name="T6">))</text:span></text:p>
      <text:p text:style-name="P16"><text:s/></text:p>
      <text:p text:style-name="P16">18. Wy wotročcy, budźće poddani knježim ze wšej bojosću, nic jeno dobrym a měrnym, ale tež złym. <text:span text:style-name="T2">ref((</text:span>Tit. 2, 9.<text:span text:style-name="T6">))</text:span></text:p>
      <text:p text:style-name="P16"><text:s/></text:p>
      <text:p text:style-name="P16">19. Přetož to je hnada, hdyž štó swědomnja dla přećiwo Bohu křiwdu znjese a ćerpi bjez winy. </text:p>
      <text:p text:style-name="P16"/>
      <text:p text:style-name="P7">%----------------------------------- </text:p>
      <text:p text:style-name="P7"/>
      <text:p text:style-name="P16">Epistola na njedźelu Mizericordias Domini. </text:p>
      <text:p text:style-name="Preformatted_20_Text"/>
      <text:p text:style-name="P7">%----------------------------------- </text:p>
      <text:p text:style-name="P7"/>
      <text:p text:style-name="P16">20. Přetož zkajka je to chwalba, hdyž wy złósćow dla puki ćerpiće? Ale hdyž wam dobroty dla złe činja a wy to same přećerpiće, to je hnada pola Boha. <text:span text:style-name="T2">ref((</text:span>St. 4, 14. Mat. 5, 10.<text:span text:style-name="T6">))</text:span></text:p>
      <text:p text:style-name="P16"><text:s/></text:p>
      <text:p text:style-name="Preformatted_20_Text">21. Přetož k temu sće wy powołani, dokelž tež Chrystus za nas ćerpił je, wostajiwši nam wopismo, zo byšće slědźili za jeho ztopami, </text:p>
      <text:p text:style-name="Preformatted_20_Text"/>
      <text:p text:style-name="P17">22. Kiž žaneho hrěcha njeje činił, tež so njeje žane jebanje we jeho rće namakało; <text:span text:style-name="T2">ref((</text:span>Jez. 53, 10. Jan. 8, 46.<text:span text:style-name="T7">))</text:span></text:p>
      <text:p text:style-name="P17"/>
      <text:p text:style-name="P17">23. Kiž zaso njeswarješe, hdyž swarjeny bě, a njehrožeše, hdyž ćerpješe; ale wón to poruči temu, kotryž prawje sudźi; <text:span text:style-name="T2">ref((</text:span>Jez. 53, 8.<text:span text:style-name="T7">))</text:span></text:p>
      <text:p text:style-name="P17"/>
      <text:p text:style-name="P17">24. Kiž je naše hrěchi na swojim ćěle sam woprował na drjewje, zo bychmy hrěcham wotemrěli a prawdosći žiwi byli, přez kotrehož rany wy sće zahojeni. <text:span text:style-name="T2">ref((</text:span>Jez. 53, d. 6. 1 Jan. 3, 5.<text:span text:style-name="T7">))</text:span></text:p>
      <text:p text:style-name="P17"><text:s/></text:p>
      <text:p text:style-name="P17">25. Přetož wy běšće jako zabłudźene wowcy; nětk pak sće wobroćeni k paztyrjej a bizkapej wašich dušow. <text:span text:style-name="T2">ref((</text:span>Jez. 53, 7. Jan. 10, 12.<text:span text:style-name="T7">))</text:span></text:p>
      <text:p text:style-name="P17"><text:s/></text:p>
      <text:p text:style-name="P8">%----------------------------------- </text:p>
      <text:p text:style-name="P8"/>
      <text:p text:style-name="P18"><text:span text:style-name="T8">staw((</text:span>3. staw.<text:span text:style-name="T8">))</text:span></text:p>
      <text:p text:style-name="P18"/>
      <text:p text:style-name="P18"><text:span text:style-name="T8">detail((</text:span>Wo zastojństwje mandźelskich, sćerpnosći a wobstajnosći, Chrystusowym k heli ztupjenju, křćeńcy a powyšenju.<text:span text:style-name="T8">))</text:span></text:p>
      <text:p text:style-name="P18"><text:soft-page-break/></text:p>
      <text:p text:style-name="P8">%----------------------------------- </text:p>
      <text:p text:style-name="P18"/>
      <text:p text:style-name="P19">1. Teje runosće, wy žony, budźće poddane swojim mužam, zo bychu tež ći, kiž słowu njewěrja, přez tajke zadźerženje tych žonow bjez słowa dobyći byli, <text:span text:style-name="T2">ref((</text:span>Eph. 5, 25. Kol. 3, 18.<text:span text:style-name="T9">))</text:span></text:p>
      <text:p text:style-name="P19"/>
      <text:p text:style-name="P19">2. Hdyž woni wohladaju waše pósćiwe wobeńdźenje w bojosći. ž. Kotrychž wuhotowanje njedyrbi zwonkach być w zaplećenju włosow, w napowješenju złota ani we woblečenju draztow; <text:span text:style-name="T2">ref((</text:span>1 Tim. 2, 9.<text:span text:style-name="T9">))</text:span></text:p>
      <text:p text:style-name="P19"/>
      <text:p text:style-name="P19">4. Ale tón potajny wutrobny čłowjek, z njezachodnym, z ćichim a z pokojnym duchom, to je krasna wěc před Bohom. <text:span text:style-name="T2">ref((</text:span>Pz. 45, 14. Rom. 2, 29.<text:span text:style-name="T9">))</text:span></text:p>
      <text:p text:style-name="P19"/>
      <text:p text:style-name="Preformatted_20_Text">5. Přetož tak su so tež zastarsku te swjate žónske pyšne wuhotowałe, kotrež k Bohu swoju nadźiju mějachu a swojim mužam poddane běchu; </text:p>
      <text:p text:style-name="Preformatted_20_Text"/>
      <text:p text:style-name="P19">6. Kaž Sara Abrahamej posłušna běše a rěkaše jemu knjez; kotrejež dźowki wy sće, jeli zo wy derje činiće a so ničo trašić njedaće. <text:span text:style-name="T2">ref((</text:span>1 Mójz. 18, 12.<text:span text:style-name="T9">))</text:span></text:p>
      <text:p text:style-name="P19"/>
      <text:p text:style-name="P19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6.tif.large.jpg </text:p>
      <text:p text:style-name="Preformatted_20_Text">%----------------------------------------------------------- </text:p>
      <text:p text:style-name="Preformatted_20_Text"/>
      <text:p text:style-name="P19">7. Teje runosće, wy mužojo, bydlće pola nich z rozomom a dajće žónzkemu, jako słabšemu gratej, jeho česć, jako tež sobuherbam hnady teho žiwjenja, zo bychu waše modlitwy zatorhnjene njebyłe. <text:span text:style-name="T2">ref((</text:span>Kol. 3, 19.<text:span text:style-name="T9">))</text:span></text:p>
      <text:p text:style-name="P19"/>
      <text:p text:style-name="P9">%----------------------------------- </text:p>
      <text:p text:style-name="P9"/>
      <text:p text:style-name="P19"><text:span text:style-name="T9">detail((</text:span>Epistola na 5. njedźelu po swj. Trojicy.<text:span text:style-name="T9">))</text:span></text:p>
      <text:p text:style-name="P19"/>
      <text:p text:style-name="P9">%----------------------------------- </text:p>
      <text:p text:style-name="P19"/>
      <text:p text:style-name="P19">8. [Najposlezy pak budźće wšitcy jenakeje mysle bjez sobu, sćerpliwi, jako bratřa lubozni, z wutrobu smilni a pšećelni. <text:span text:style-name="T2">ref((</text:span>Phil. 3, 16.<text:span text:style-name="T9">))</text:span></text:p>
      <text:p text:style-name="Preformatted_20_Text"/>
      <text:p text:style-name="P19">9. Njezapłaćceźe złósć ze złósću abo swarjenje ze swarjenjom; ale za to požohnujće a wěsće, zo wy k temu powołani sće, zo byšće to požohnowanje herbowali. <text:span text:style-name="T2">ref((</text:span>Rom. 12, 17. 1 Thes. 5, 15.<text:span text:style-name="T9">))</text:span> </text:p>
      <text:p text:style-name="Preformatted_20_Text"/>
      <text:p text:style-name="P19">10. Přetož štóž chce žiwjenje lubować a dobre dny widźeć, tón pojimaj swój jazyk, zo by złeho njeryčał, a swoju hubu, zo by njeludała. <text:span text:style-name="T2">ref((</text:span>Pz. 34, 13.<text:span text:style-name="T9">))</text:span></text:p>
      <text:p text:style-name="P19"><text:s/></text:p>
      <text:p text:style-name="P19">11. Njech wón so wobroći wot złeho a njech dobre čini; njech wón měra hlada a za nim honi. <text:span text:style-name="T2">ref((</text:span>Jez. 1, 16. 17.<text:span text:style-name="T9">))</text:span></text:p>
      <text:p text:style-name="P19"><text:s/></text:p>
      <text:p text:style-name="P19">12. Přetož woči teho Knjeza hladatej na prawych, a jeho wuši na jich próstwu; to wobličo pak teho Knjeza hlada na tych, kiž złe činja. <text:span text:style-name="T2">ref((</text:span>Pj. 33, 18.<text:span text:style-name="T9">))</text:span> </text:p>
      <text:p text:style-name="Preformatted_20_Text"/>
      <text:p text:style-name="P19">13. A štó je, kiž by wam mohł złe činić, hdyž wy za dobrym stać budźeće?</text:p>
      <text:p text:style-name="P19"><text:s/></text:p>
      <text:p text:style-name="P19">14. Haj, hač wy runje byšće prawdosće dla ćerpili, dha wšak sće zbóžni. Njebójće so pak před jich hroženjom a njestrachujće so; <text:span text:style-name="T2">ref((</text:span>St. 2, 20. Mat. 5, 10. Rom. 8, 17.<text:span text:style-name="T9">))</text:span></text:p>
      <text:p text:style-name="P19"/>
      <text:p text:style-name="P19">15. Ale swjećće Boha teho Knjeza w swojich wutrobach.) Budźcże pak přeco hotowi k zamołwjenju kóždemu, kiž wot was słowo žada teje nadźije dla, kotraž we was je, <text:span text:style-name="T2">ref((</text:span>Jez. 8, 13.<text:span text:style-name="T9">))</text:span></text:p>
      <text:p text:style-name="P19"><text:s/></text:p>
      <text:p text:style-name="P19">16. A to čińće z ćichosću a z bojosću; a mějće dobre swědomnje, zo bychu ći, kiž złe wot was ryča, jako wot złóstnikow, k hanibje přišli, zo su hanili waše dobre khodźenje w Chrystusu. <text:span text:style-name="T2">ref((</text:span>Phil. 2, 12.<text:span text:style-name="T9">))</text:span></text:p>
      <text:p text:style-name="P19"><text:s/></text:p>
      <text:p text:style-name="Preformatted_20_Text">17. Přetož lěpje je, jeli zo so Božej woli lubi, zo wy dobroty dla ćerpiće, dyžli złósće dla. </text:p>
      <text:p text:style-name="Preformatted_20_Text"/>
      <text:p text:style-name="P19">18. Přetož tež Chrystus je junu za naše hrěchi ćerpił, tón prawy za tych njeprawych, zo by nas Bohu woprował; a je morjeny po ćěle, ale wšak wožiwjeny po duchu; <text:span text:style-name="T2">ref((</text:span>Rom. 5, 6. Hebr. 9, 28.<text:span text:style-name="T9">))</text:span></text:p>
      <text:p text:style-name="P19"/>
      <text:p text:style-name="P19">19. W tym samym je wón tež tam šoł a prědował tym ducham we jastwje, <text:span text:style-name="T2">ref((</text:span>St. 4, 6.<text:span text:style-name="T9">))</text:span></text:p>
      <text:p text:style-name="P19"/>
      <text:p text:style-name="P19">20. Kotřiž tehdy njewěrjachu, jako Boža sćerpliwosć wočakowaše w Noachowym času, hdyž kašć hotowachu, w kotrymž jich mało běše, to je wósom dušow, zkhowanych přez wodu; <text:span text:style-name="T2">ref((</text:span>Mat. 24, 37. 1 Mójz. 6, 18.<text:span text:style-name="T9">))</text:span></text:p>
      <text:p text:style-name="P19"><text:s/></text:p>
      <text:p text:style-name="P19">21. Kotraž tež nas nětk zbóžnych čini w křćenicy, na tamnu podobnej, z kotrejž so njewotmyje njerjad na ćěle, ale so stanje slub dobreho swědomnja z Bohom, přez to horjestaće Jezom Chrysta, <text:span text:style-name="T2">ref((</text:span>Mark. 16, 16.<text:span text:style-name="T9">))</text:span></text:p>
      <text:p text:style-name="P19"><text:soft-page-break/></text:p>
      <text:p text:style-name="P19"><text:s/></text:p>
      <text:p text:style-name="P19">22. Kiž je na prawicy Božej po tym, jako horje stupił je do njebjes, a su jemu poddani jandźeljo a wyšnosće a mocy. <text:span text:style-name="T2">ref((</text:span>PpPj. 110, 1. Eph. 1, 20.<text:span text:style-name="T9">))</text:span></text:p>
      <text:p text:style-name="P19"><text:s/></text:p>
      <text:p text:style-name="P10">%----------------------------------- </text:p>
      <text:p text:style-name="P10"/>
      <text:p text:style-name="P20"><text:span text:style-name="T10">staw((</text:span>4. staw.<text:span text:style-name="T10">))</text:span></text:p>
      <text:p text:style-name="P19"/>
      <text:p text:style-name="P19"><text:span text:style-name="T10">detail((</text:span>Wo wužitku křiža a sćerpliwosći w nim a wo druhich počinkach.<text:span text:style-name="T10">))</text:span></text:p>
      <text:p text:style-name="P19"/>
      <text:p text:style-name="P10">%----------------------------------- </text:p>
      <text:p text:style-name="P10"/>
      <text:p text:style-name="P20"/>
      <text:p text:style-name="P20">1. Dokelž teho dla Chrystus w ćěle za nas je ćerpił, dha budźće tež wy z tej samej myslu wobrónjeni; přetož štóž na ćěle ćerpi, tón přestanje hrěšić, <text:span text:style-name="T2">ref((</text:span>Phu. 2, 5.<text:span text:style-name="T10">))</text:span></text:p>
      <text:p text:style-name="P20"/>
      <text:p text:style-name="P20">2. So by wón dale, štož hišće zbytkneho časa je w ćěle, nic člorzkim lóštam, ale Božej woli žiwy był. <text:span text:style-name="T2">ref((</text:span>2 Kor. 5, 15. Gal. 2, 20.<text:span text:style-name="T10">))</text:span></text:p>
      <text:p text:style-name="P20"/>
      <text:p text:style-name="P21">3. Přetož dosć je, zo wy w zachodnym času teho žiwjenja činili sće po woli tych pohanow , jako sće chodźili w njepózćiwozći, w žadozćach, w pjanozći, w žraću, we z wopiłztwje a w hroznych pšibójztwach. <text:span text:style-name="T2">ref((</text:span>Eph. 4, 17. Tit. 3, 3.<text:span text:style-name="T11">))</text:span></text:p>
      <text:p text:style-name="P21"/>
      <text:p text:style-name="P21"/>
      <text:p text:style-name="P21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7.tif.large.jpg </text:p>
      <text:p text:style-name="Preformatted_20_Text">%----------------------------------------------------------- </text:p>
      <text:p text:style-name="Preformatted_20_Text"/>
      <text:p text:style-name="Preformatted_20_Text">4. Teho dla so jim cuza wěc zda być, zo wy z nimi sobu njeběžiće do tajkeho jich hrěšneho hrozneho njerjada, a hanja was; </text:p>
      <text:p text:style-name="Preformatted_20_Text"/>
      <text:p text:style-name="P22">5. Kotřiž pak maju wotmołwjenje dawać temu, kiž hotowy je, sudźićžiwych a morwych. <text:span text:style-name="T2">ref((</text:span>2 Tim. 4, 1.<text:span text:style-name="T12">))</text:span></text:p>
      <text:p text:style-name="P22"/>
      <text:p text:style-name="Preformatted_20_Text">6. Přetož teho dla je tež morwym to ewangelion připowědane, zo bychu sudźeni byli po čłowjeku na ćěle, ale w duchu Bohu žiwi byli. </text:p>
      <text:p text:style-name="Preformatted_20_Text"/>
      <text:p text:style-name="P22">7. Blisko pak je přišoł kónc wšitkich wěcow. <text:span text:style-name="T2">ref((</text:span>1 Kor. 10, 11. 1 Jan. 2, 18.<text:span text:style-name="T12">))</text:span></text:p>
      <text:p text:style-name="P22"/>
      <text:p text:style-name="P11">%----------------------------------- </text:p>
      <text:p text:style-name="P11"/>
      <text:p text:style-name="P22"><text:span text:style-name="T12">detail((</text:span>Tekst na 9. njedźelu po swj. Trojicy.<text:span text:style-name="T12">))</text:span></text:p>
      <text:p text:style-name="Preformatted_20_Text"/>
      <text:p text:style-name="P11">%----------------------------------- </text:p>
      <text:p text:style-name="P11"/>
      <text:p text:style-name="P22">8. [Teho dla budźće strózbi a wachujće k modlitwam. Přede wšitkimi wěcami pak mějće bjez sobu sylnu lubosć; přetož ta lubosć pšikryje hrěchow hromadu. <text:span text:style-name="T2">ref((</text:span>Luk. 21, 36. Přisł. 10, 12.<text:span text:style-name="T12">))</text:span></text:p>
      <text:p text:style-name="P22"/>
      <text:p text:style-name="Preformatted_20_Text">9. Hozpodujće so radźi bjez sobu bjez morkotanja. Rom. 12, 13. Hebr. 13, 2. </text:p>
      <text:p text:style-name="Preformatted_20_Text">10. Ssłužće sebi jedyn druhemu z tym darom, kotryž kóždy dóstał je, jako ći dobri zastojnicy wšelkeje hnady Božeje. Rom. 12, 7. 8. </text:p>
      <text:p text:style-name="Preformatted_20_Text">11. Rěči-li štó, njech rěči jako Bože słowo. Ma-li štó kajku słužbu, njech słuži po tym zamóženju, kotrež Bóh wudźěli, zo by we wšěch wěcach Bóh chwaleny był přez Jezom Chrysta, kotremuž budź česć a móc wot wěčnosće hač do wěčnosće. Hamjeń. Epistola na njedźelu po nowym lěće. </text:p>
      <text:p text:style-name="Preformatted_20_Text">12. [Wy lubi, njech so wam njezda cuza wěc być to horjo, kotrež so nad wami wopokazuje (přetož wone so wam stanje k spytowanju), jako by was něšto cuzeho nadešło; </text:p>
      <text:p text:style-name="Preformatted_20_Text">13. Ale kaž wy z Chrystusom ćerpiće, tak wjeselće so, zo wy tež při zjewjenju jeho krasnosće so ze zradowanjom zwjeselić budźeće. Mat. 5, 10. Jak. 1, 2. Jap. zk. 5, 41. </text:p>
      <text:p text:style-name="Preformatted_20_Text">14. Zbóžni wy sće, hdyž was hanja Chrystusoweho mjena dla; přetož tón Duch, kiž Duch teje krasnosće a Boži je, wotpočuje na was. Pola nich budźe wón hanjeny, ale pola was česćeny. Mat. 5, 11. </text:p>
      <text:p text:style-name="Preformatted_20_Text">15. Njech pak žadyn wot was njećeŕpi jako mordar abo paduch abo złóstnik, abo tajki, kiž so do cuzych wěcow tyka; </text:p>
      <text:p text:style-name="Preformatted_20_Text">16. Jeli zo wón pak ćerpi jako kšezćijan, dha njech so njehańbuje, ale njech česći Boha, hdyž jemu to je wotsudźene. Jan. 21, 19. </text:p>
      <text:p text:style-name="Preformatted_20_Text">17. Přetož čas je, zo so sud spočina wot Božeho doma. Hdyž pak so wot nas spočina, kajki dha kónc budźe z tymi, kiž Božemu ewangeliju njewěrja? </text:p>
      <text:p text:style-name="Preformatted_20_Text">18. A hdyž tón prawy lědom zdźeržany budźe, hdźe chce so tón bjezbóžny a hrěšnik pokazać? Přisł. 11, 31. </text:p>
      <text:p text:style-name="Preformatted_20_Text">19. Teho dla kotřiž to ćerpja po Božej woli, ći njech jemu, jako swěrnemu stworićelej, swoje duše poruča w dobrych skutkach.) </text:p>
      <text:p text:style-name="Preformatted_20_Text">5. staw. Wo pšisłušnozći staršich, młodosće a wšěch kšezćijanow zhromadnje. </text:p>
      <text:p text:style-name="Preformatted_20_Text">1. Tych staršich, kiž bjez wami su, napominam ja, kiž sobuztarši sym a swědk Chrystusowych ćerpjenjow, kiž tež tu krasnosć, kotraž so zjewić ma, sobu dostać budu: Luk. 24, 418. Rom. 8, 17. </text:p>
      <text:p text:style-name="Preformatted_20_Text">2. Pasće to stadło Bože, kotrež při was je, a kedźbujće na njo, nic nućeni, ale z dobrej wolu; nic hrozneho dobytka dla, ale z hotowej wutrobu; </text:p>
      <text:p text:style-name="Preformatted_20_Text">3. Nic jako byšće knježili na wosadach, ale čińće so znamjo teho stadła; 2 Kor. 1, 24. </text:p>
      <text:p text:style-name="Preformatted_20_Text">4. Dha budźeće wy (hdyž so zjewić budźe tón wyššipaztyŕ,) tu 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8.tif.large.jpg </text:p>
      <text:p text:style-name="Preformatted_20_Text">%----------------------------------------------------------- </text:p>
      <text:p text:style-name="Preformatted_20_Text"><text:s/>322 pšisłušnozće </text:p>
      <text:p text:style-name="Preformatted_20_Text">2. list (1. zt.) a počinki. njezwjadnu krónu teje česće dostać. Jez. 40, 11. 1 Pětr. 1, 4. </text:p>
      <text:p text:style-name="Preformatted_20_Text">5. Teho runja, wy młodźi, budźće poddani staršim. Epistola na 3. njedźelu po swj. Trojicy. lWšitzy budźće jedyn druhemu poddani, a woblěkajće so ponižnosć; přetož Bóh napřećiwo steji hordym, ale ponižnym dawa wón hnadu. Luk. 1, 51. Jak. 4, 6. </text:p>
      <text:p text:style-name="Preformatted_20_Text">6. Teho dla ponižujće so pod Božu mócnu ruku, zo by wón was powyšił w swojim času. Jak. 4, 10. </text:p>
      <text:p text:style-name="Preformatted_20_Text">7. Wšitku wašu starozć ćisńće na njeho, přetož wón so za was stara. Pz. 55, 23. Mat. 6, 25. Luk. 12, 22. Kn. mudr. 12, 13: </text:p>
      <text:p text:style-name="Preformatted_20_Text">8. Budźće strózbi a wachujće; přetož waš přećiwnik, tón čert, chodźi wokoło jako rujacy law a pyta, kohož by póžrjeł. Luk. 21, 36. 1 Thes. 5, 6. </text:p>
      <text:p text:style-name="Preformatted_20_Text">9. Temu stejće napřećiwo twjerdźe we wěrje; a wěsće, zo runje te same ćerpjenja na wašich bratrach, kotřiž na swěće su, so dokonjeju. Eph. 6, 12. 13.. </text:p>
      <text:p text:style-name="Preformatted_20_Text">10. Tón Bóh pak wšeje hnady, kiž nas powołał je k swojej wěčnej krasnosći w Chrystusu Jezusu, tón budźe was, kiž wy mału chwilu ćerpiće, dohotować, wobtwjerdźić, posylnić a załožić. St. 1, 6. </text:p>
      <text:p text:style-name="Preformatted_20_Text">11. Temu samemu budź česć a móc wot wěčnosće hač do wěčnosće! Hamjeń. </text:p>
      <text:p text:style-name="Preformatted_20_Text">12. Přez wašeho swěrneho bratra Silvana (jako za to mam) sym ja wam z krótkim pisał, zo bych napominał a wobswědčił, zo to je ta prawa hnada Boža, w kotrejž wy stejiće. </text:p>
      <text:p text:style-name="Preformatted_20_Text">13. Wam dadźa wjele dobreho prajić ći, kotřiž su z wami wuzwoleni w Babylonje, a mój syn Markus. </text:p>
      <text:p text:style-name="Preformatted_20_Text">14. Poztrorće so jedyn druheho z wokošenjom teje lubosće. Měr budź z wami wšitkimi, kiž sće w Chrystusu Jezusu! Hamjeń. 1 Kor. 16, 20. Prěni list Pětrowy wšitkim pisany. Druhi list swj. japoštoła Pětra. Prěni staw. Wo wěry płódnosći w dobrych skutkach a wo chwalbje swjateho pisma. </text:p>
      <text:p text:style-name="Preformatted_20_Text">1. Šiman Pětr, wotročk a japoštoł Jezom Chrysta, tym, kotřiž z nami runje tu drohu wěru dóstali su po tej prawdosći, kotruž dawa naš Bóh a tón zbóžnik Jezus Chrystus; Rom. 1, 12. </text:p>
      <text:p text:style-name="Preformatted_20_Text">2. Hnada a měr přisporjej so wam přez to póznaće Bože a Jezom Chrysta, našeho Knjeza! Rom. 1, 7. </text:p>
      <text:p text:style-name="Preformatted_20_Text">3. Dokelž nam wot jeho Božeje mocy wšitko, štož k žiwjenju a k słužbje Božej słuša, date je přez to póznaće teho, kiž nas je powołał přez swoju krasnosć a móc; 1 Pětr. 2, 9. </text:p>
      <text:p text:style-name="Preformatted_20_Text">4. Dha nam te drohe a najwjetše sluby date su, zo byšće wy přez te same dostojni byli teho bójskeho pširodźenja, jeli zo ćeknjeće tym skaženym lóštam na swěće. </text:p>
      <text:p text:style-name="Preformatted_20_Text">5. Teho dla wažće wšitku prócu na to, zo byšće přiłožili k swojej wěrje počink a k počinku mudrosć, </text:p>
      <text:p text:style-name="Preformatted_20_Text">6. A k mudrosći zdźeržliwosć, a k zdźeržliwosći sćerpliwosć, a k sćerpliwosći bohabojaznosć, </text:p>
      <text:p text:style-name="Preformatted_20_Text">7. A k bohabojaznosći bratrsku lubosć, k bratrskej lubosći pak lubosć k wšitkim čłowjekam. 1 Thes. 3, 12. </text:p>
      <text:p text:style-name="Preformatted_20_Text">8. Přetož hdyž to z połnej měru pola was je, njebudźe wone was 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1T15:47:31.785187011</dc:date>
    <meta:editing-duration>PT23M48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1" meta:paragraph-count="201" meta:word-count="3145" meta:character-count="19827" meta:non-whitespace-character-count="16727"/>
  </office:meta>
</office:document-meta>
</file>